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</office:automatic-styles>
  <office:body>
    <office:text text:use-soft-page-breaks="true">
      <text:p text:style-name="P1">Group 6 Testing Questionaire</text:p>
      <text:p text:style-name="Standard"/>
      <text:p text:style-name="Standard">Q1: How well did <text:s/>the game run on your machine? Any framerate issues?</text:p>
      <text:p text:style-name="P2">Game ran smoothly.</text:p>
      <text:p text:style-name="Standard"/>
      <text:p text:style-name="Standard">Q2: Were you able to work out the hunting mechanic without assistance?</text:p>
      <text:p text:style-name="P3">I had to have the hunt selected button pointed out to me.</text:p>
      <text:p text:style-name="Standard"/>
      <text:p text:style-name="Standard">Q3: Were<text:s/>you able to successfully hunt any dinosaurs? If so, which ones, and how? Which weapons and armour did you use and how many hunters did you send?</text:p>
      <text:p text:style-name="P4">I did take down a number of dinosaurs, and was able to equip my hunters with some lovely crystal guns</text:p>
      <text:p text:style-name="Standard"/>
      <text:p text:style-name="Standard">Q4: Were you able to construct any buildings without assistance?</text:p>
      <text:p text:style-name="P5">I had no trouble constructing buildings</text:p>
      <text:p text:style-name="Standard"/>
      <text:p text:style-name="Standard">Q5: Was it clear what each of the buildings<text:s/>did and how to use them?</text:p>
      <text:p text:style-name="P6">After a little bit of guidance, I figured my way around the buildings quite easily</text:p>
      <text:p text:style-name="Standard"/>
      <text:p text:style-name="Standard">Q6: Did you encounter any bugs while playing? If so, what were they and what lead to them occuring?</text:p>
      <text:p text:style-name="P7">I couldn’t click my barracks at one point and had to build another.</text:p>
      <text:p text:style-name="P8">Sending multiple hunters after one dinosaur didn’t work</text:p>
      <text:p text:style-name="P9">One dinosaur, a large wood carnivore, t-posed</text:p>
      <text:p text:style-name="Standard"/>
      <text:p text:style-name="Standard">Q7: Did you enjoy the game? If so, which aspects?</text:p>
      <text:p text:style-name="P10">I found building a base gratifying, watching it get bigger as I added to it. Taking down a dinosaur also felt rewarding.</text:p>
      <text:p text:style-name="Standard"/>
      <text:p text:style-name="Standard">Q8: Was there anything you didn't enjoy? If so, which aspects?</text:p>
      <text:p text:style-name="P11">The core gameplay loop got monotonous after a short time. It also didn’t feel like there was any aspect of challenge to the game.</text:p>
      <text:p text:style-name="Standard"/>
      <text:p text:style-name="Standard">Q9: Was there<text:s/>anything you couldn't understand? If so, what?</text:p>
      <text:p text:style-name="P12">I needed to have construction of units explained to me.</text:p>
      <text:p text:style-name="P13">It took me some time to understand how to assign multiple hunters to a hunt.</text:p>
      <text:p text:style-name="Standard"/>
      <text:p text:style-name="Standard">Q10: How long did you play for?</text:p>
      <text:p text:style-name="P14">10 minutes roughly</text:p>
      <text:p text:style-name="Standard"/>
      <text:p text:style-name="Standard">Q11: Anything else to add relating to the game that doesn't fit in the categories above?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oss Warren</dc:creator>
    <meta:creation-date>2018-03-20T20:47:00Z</meta:creation-date>
    <dc:date>2018-03-20T20:47:00Z</dc:date>
    <meta:template xlink:href="Normal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3" meta:word-count="259" meta:character-count="1737" meta:row-count="12" meta:non-whitespace-character-count="1481"/>
  </office:meta>
</office:document-meta>
</file>